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inherit" svg:font-family="inherit"/>
    <style:font-face style:name="verdana" svg:font-family="verdana"/>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style:line-height-at-least="0.1457in" fo:widows="1" fo:text-indent="0in" style:auto-text-indent="false"/>
    </style:style>
    <style:style style:name="P2" style:family="paragraph" style:parent-style-name="Standard">
      <style:paragraph-properties fo:margin-left="0in" fo:margin-right="0in" style:line-height-at-least="0.1457in" fo:widows="1" fo:text-indent="0in" style:auto-text-indent="false"/>
      <style:text-properties fo:font-variant="normal" fo:text-transform="none" fo:color="#000000" style:font-name="inherit" fo:font-size="10.5pt" fo:letter-spacing="normal" fo:font-style="normal" fo:font-weight="bold"/>
    </style:style>
    <style:style style:name="P3" style:family="paragraph" style:parent-style-name="Standard">
      <style:paragraph-properties fo:margin-left="0in" fo:margin-right="0in" fo:margin-top="0in" fo:margin-bottom="0in" style:line-height-at-least="0.1457in" fo:widows="1" fo:text-indent="0in" style:auto-text-indent="false" fo:padding="0in" fo:border="none"/>
      <style:text-properties fo:font-variant="normal" fo:text-transform="none" fo:color="#000000" style:font-name="inherit" fo:font-size="10.5pt" fo:letter-spacing="normal" fo:font-style="normal" fo:font-weight="bold"/>
    </style:style>
    <style:style style:name="P4" style:family="paragraph" style:parent-style-name="Standard">
      <style:paragraph-properties fo:margin-left="0in" fo:margin-right="0in" fo:margin-top="0in" fo:margin-bottom="0in" style:line-height-at-least="0.1457in" fo:widows="1" fo:text-indent="0in" style:auto-text-indent="false" fo:padding="0in" fo:border="none"/>
    </style:style>
    <style:style style:name="P5" style:family="paragraph" style:parent-style-name="Standard">
      <style:paragraph-properties fo:margin-left="0in" fo:margin-right="0in" fo:margin-top="0in" fo:margin-bottom="0.1965in" style:line-height-at-least="0.1457in" fo:widows="1" fo:text-indent="0in" style:auto-text-indent="false"/>
    </style:style>
    <style:style style:name="T1" style:family="text">
      <style:text-properties fo:font-variant="normal" fo:text-transform="none" fo:color="#000000" style:font-name="verdana" fo:font-size="10.5pt" fo:letter-spacing="normal" fo:font-style="normal" fo:font-weight="bold"/>
    </style:style>
    <style:style style:name="T2" style:family="text">
      <style:text-properties fo:font-variant="normal" fo:text-transform="none" fo:color="#000000" style:font-name="verdana" fo:font-size="10.5pt" fo:letter-spacing="normal" fo:font-style="normal" fo:font-weight="normal"/>
    </style:style>
    <style:style style:name="T3" style:family="text">
      <style:text-properties fo:font-variant="normal" fo:text-transform="none" fo:color="#000000" style:font-name="verdana" fo:font-size="10pt" fo:letter-spacing="normal" fo:font-style="normal" fo:font-weight="normal"/>
    </style:style>
    <style:style style:name="T4" style:family="text">
      <style:text-properties fo:font-variant="normal" fo:text-transform="none" fo:color="#000000" fo:letter-spacing="normal"/>
    </style:style>
    <style:style style:name="T5" style:family="text">
      <style:text-properties style:font-name="verdana"/>
    </style:style>
    <style:style style:name="T6" style:family="text">
      <style:text-properties style:font-name="verdana"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5">Human CR 1 WIZARD 2</text:span><text:span text:style-name="T6"><text:line-break/></text:span><text:span text:style-name="T5">XP</text:span><text:span text:style-name="T6"> 400<text:line-break/>Any Medium Humanoid<text:line-break/>Wizard level 2 (skill points 12) Wizard<text:line-break/>(School Evocation Prohibited Necromancy , Illusion)<text:line-break/></text:span><text:span text:style-name="T5">Init</text:span><text:span text:style-name="T6"> +1; </text:span><text:span text:style-name="T5">Senses</text:span><text:span text:style-name="T6"> ; Perception +2</text:span></text:p>
      <text:p text:style-name="P3">DEFENSE</text:p>
      <text:p text:style-name="P1"><text:span text:style-name="T1">AC</text:span><text:span text:style-name="T4"> </text:span><text:span text:style-name="T2">11, Touch 11, flat footed 10 ( No Armour, Shield, none) </text:span><text:line-break/><text:span text:style-name="T2">(+1 Dex) </text:span><text:line-break/><text:span text:style-name="T1">hp</text:span><text:span text:style-name="T4"> </text:span><text:span text:style-name="T2">15 (0d8+2d6+4+2);</text:span><text:line-break/><text:span text:style-name="T1">Fort</text:span><text:span text:style-name="T4"> </text:span><text:span text:style-name="T2">+2, </text:span><text:span text:style-name="T1">Ref</text:span><text:span text:style-name="T4"> </text:span><text:span text:style-name="T2">+1, </text:span><text:span text:style-name="T1">Will</text:span><text:span text:style-name="T4"> </text:span><text:span text:style-name="T2">+3 </text:span></text:p>
      <text:p text:style-name="P3">OFFENSE</text:p>
      <text:p text:style-name="P4"><text:span text:style-name="T1">Speed</text:span><text:span text:style-name="T4"> </text:span><text:span text:style-name="T2">30</text:span><text:line-break/><text:span text:style-name="T1">Melee</text:span><text:line-break/><text:span text:style-name="T1">Single Attack</text:span><text:span text:style-name="T4"> </text:span><text:span text:style-name="T2">Mace,Heavy +0 (1d8-1) </text:span><text:line-break/><text:span text:style-name="T1">Full Attack</text:span><text:line-break/><text:span text:style-name="T2">Mace,Heavy +0 (1d8-1)</text:span><text:line-break/><text:span text:style-name="T1">Space</text:span><text:span text:style-name="T4"> </text:span><text:span text:style-name="T2">5ft.; </text:span><text:span text:style-name="T1">Reach</text:span><text:span text:style-name="T4"> </text:span><text:span text:style-name="T2">5 </text:span><text:line-break/><text:span text:style-name="T1">Special Attacks</text:span><text:line-break/><text:span text:style-name="T1">Force Missile (Sp)</text:span><text:span text:style-name="T4"> </text:span><text:span text:style-name="T2">Standard action magic missile 1d4 + 1/2 level damage. 3+INT mod/day </text:span><text:line-break/><text:span text:style-name="T1">Intense Spells (Su)</text:span><text:span text:style-name="T4"> </text:span><text:span text:style-name="T2">When cast evocation spells that damage add 1/2 wizard level to damage </text:span><text:line-break/><text:span text:style-name="T1">Spells Known: </text:span><text:line-break/><text:line-break/><text:span text:style-name="T1">Wizard Spells</text:span><text:line-break/><text:span text:style-name="T1">CL 2 Concentration 5</text:span><text:line-break/><text:span text:style-name="T1">Level 0 (4) DC 13</text:span><text:line-break/><text:span text:style-name="T2">Acid Splash(Conjuration)[Creation Acid ] X 1</text:span><text:line-break/><text:span text:style-name="T2">V,S rng: Close 25ft + 5ft/2 levels CT: Dur: Instantaneous</text:span><text:line-break/><text:span text:style-name="T2">SV None Area: One missile of acid Book: </text:span><text:line-break/><text:span text:style-name="T2">Description: </text:span><text:span text:style-name="T3">Orb deals 1d3 acid damage.</text:span><text:line-break/><text:line-break/><text:span text:style-name="T2">Dancing Lights(Evocation)[Light ] X 1</text:span><text:line-break/><text:span text:style-name="T2">V,S rng: Medium 100ft + 10ft / level CT: Dur: 1 minute (D)</text:span><text:line-break/><text:span text:style-name="T2">SV None Area: Up to four lights, all within a 10-ft.-radius area Book: </text:span><text:line-break/><text:line-break/><text:span text:style-name="T2">Light(Evocation)[Light ] X 1</text:span><text:line-break/><text:span text:style-name="T2">V,M/DF rng: Touch CT: Dur: 10 min./level (D)</text:span><text:line-break/><text:span text:style-name="T2">SV None Area: Object touched Book: </text:span><text:line-break/><text:span text:style-name="T2">Description: </text:span><text:span text:style-name="T3">Object shines like a torch.</text:span><text:line-break/><text:line-break/><text:span text:style-name="T2">Mage Hand(Transmutation)[ ] X 1</text:span><text:line-break/><text:span text:style-name="T2">V,S rng: Close 25ft + 5ft/2 levels CT: Dur: Concentration</text:span><text:line-break/><text:span text:style-name="T2">SV None Area: One nonmagical, unattended object weighing up to 5 lb. Book: CRB </text:span><text:line-break/><text:span text:style-name="T2">Description: </text:span><text:span text:style-name="T3">You point your finger at an object and can lift it and move it at will from a distance. As a move action, you can propel the object as far as 15 feet in any direction, though the spell ends if the distance between you and the object ever exceeds the spells range.</text:span><text:line-break/><text:line-break/><text:span text:style-name="T2">Ray of Frost(Evocation)[Cold ] X 1</text:span><text:line-break/><text:span text:style-name="T2">V,S rng: Close 25ft + 5ft/2 levels CT: Dur: Instantaneous</text:span><text:line-break/><text:span text:style-name="T2">SV None Area: Ray Book: </text:span><text:line-break/><text:span text:style-name="T2">Description: </text:span><text:span text:style-name="T3">You must succeed on a ranged touch attack with the ray to deal damage to a target. </text:span><text:soft-page-break/><text:span text:style-name="T3">The ray deals 1d3 points of cold damage.</text:span><text:line-break/><text:line-break/><text:span text:style-name="T1">Level 1 (4) DC 14</text:span><text:line-break/><text:span text:style-name="T2">Burning Hands(Evocation)[Fire ] X 1</text:span><text:line-break/><text:span text:style-name="T2">V,S rng: 15ft CT: Dur: Instantaneous</text:span><text:line-break/><text:span text:style-name="T2">SV Reflex half Area: Cone-shaped burst Book: CRB </text:span><text:line-break/><text:span text:style-name="T2">Description: </text:span><text:span text:style-name="T3">Any creature in the area of the flames takes 1d4 points of fire damage per caster level (maximum 5d4). Flammable materials burn if the flames touch them. A character can extinguish burning items as a full-round action.</text:span><text:line-break/><text:line-break/><text:span text:style-name="T2">Magic Missile(Evocation)[Force ] X 1</text:span><text:line-break/><text:span text:style-name="T2">V,S,M,D/F rng: Medium 100ft + 10ft / level CT: Dur: Instantaneous</text:span><text:line-break/><text:span text:style-name="T2">SV None Area: Up to five creatures, no two of which can be more than 15 ft. apart Book: CRB </text:span><text:line-break/><text:span text:style-name="T2">Description: </text:span><text:span text:style-name="T3">1d4+1 damage; +1 missile per two levels above 1st (max 5).</text:span><text:line-break/><text:line-break/><text:span text:style-name="T2">Obscuring Mist(Conjuration)[Creation ] X 1</text:span><text:line-break/><text:span text:style-name="T2">V,S rng: 20ft CT: Dur: 1 min/level</text:span><text:line-break/><text:span text:style-name="T2">SV None Area: Cloud spreads in 20-ft.-radius from you, 20 ft. high Book: </text:span><text:line-break/><text:span text:style-name="T2">Description: </text:span><text:span text:style-name="T3">Fog surrounds you.</text:span><text:line-break/><text:line-break/><text:span text:style-name="T2">Shield(Abjuration)[Force ] X 1</text:span><text:line-break/><text:span text:style-name="T2">V,S rng: Personal CT: Dur: 1 min./level (D)</text:span><text:line-break/><text:span text:style-name="T2">SV N/A Area: You Book: CRB </text:span><text:line-break/><text:span text:style-name="T2">Description: </text:span><text:span text:style-name="T3">Invisible disc gives +4 to AC, blocks magic missiles.</text:span><text:line-break/></text:p>
      <text:p text:style-name="P3">STATISTICS</text:p>
      <text:p text:style-name="P1"><text:span text:style-name="T1">Str</text:span><text:span text:style-name="T4"> </text:span><text:span text:style-name="T2">8, </text:span><text:span text:style-name="T1">Dex</text:span><text:span text:style-name="T4"> </text:span><text:span text:style-name="T2">13, </text:span><text:span text:style-name="T1">Con</text:span><text:span text:style-name="T4"> </text:span><text:span text:style-name="T2">14, </text:span><text:span text:style-name="T1">Int</text:span><text:span text:style-name="T4"> </text:span><text:span text:style-name="T2">17, </text:span><text:span text:style-name="T1">Wis</text:span><text:span text:style-name="T4"> </text:span><text:span text:style-name="T2">11, </text:span><text:span text:style-name="T1">Cha</text:span><text:span text:style-name="T4"> </text:span><text:span text:style-name="T2">11</text:span><text:line-break/><text:span text:style-name="T1">Base Attack</text:span><text:span text:style-name="T4"> </text:span><text:span text:style-name="T2">1 </text:span><text:span text:style-name="T1">CMB</text:span><text:span text:style-name="T4"> </text:span><text:span text:style-name="T2">0 ; </text:span><text:span text:style-name="T1">CMD</text:span><text:span text:style-name="T4"> </text:span><text:span text:style-name="T2">11 </text:span><text:line-break/><text:span text:style-name="T1">Feats</text:span><text:span text:style-name="T4"> </text:span><text:line-break/><text:span text:style-name="T2">Heighten Spell: You can cast spells as if they were a higher level.,</text:span><text:line-break/><text:span text:style-name="T2">Combat Casting: +4 Concentration checks for Defensive casting,</text:span><text:line-break/><text:span text:style-name="T2">Scribe Scroll,</text:span><text:line-break/><text:span text:style-name="T2">Simple Weapon Proficiency,</text:span><text:line-break/><text:span text:style-name="T2">Spell Penetration: +2 caster level checks to defeat spell resistance</text:span><text:line-break/><text:span text:style-name="T1">Skills</text:span><text:span text:style-name="T4"> </text:span><text:span text:style-name="T2">Appraise 3, Fly 6, Know Arcana 8, Know Arch &amp; Eng 7, Know Dungeon 3, Know Geography 3, Know History 7, Know Local 3, Know Nature 3, Know Nobility 7, Know Religion 3, Know the Planes 7, Perception 2, Spellcraft 8</text:span><text:line-break/><text:span text:style-name="T1">Languages</text:span><text:span text:style-name="T4"> </text:span><text:span text:style-name="T2">Common</text:span></text:p>
      <text:p text:style-name="P3">ECOLOGY</text:p>
      <text:p text:style-name="P1"><text:span text:style-name="T1">Environment</text:span><text:span text:style-name="T4"> </text:span><text:span text:style-name="T2">Any</text:span><text:line-break/><text:span text:style-name="T1">Organization</text:span><text:span text:style-name="T4"> </text:span><text:span text:style-name="T2">Company 10-20, Band 30-100, Squad 4-8</text:span><text:line-break/><text:span text:style-name="T1">Treasure</text:span><text:span text:style-name="T4"> </text:span><text:span text:style-name="T2">Standard</text:span></text:p>
      <text:p text:style-name="P3">SPECIAL ABILITIES</text:p>
      <text:p text:style-name="P1"><text:span text:style-name="T1">Arcane Bond (Ex or Sp)</text:span><text:span text:style-name="T4"> </text:span><text:span text:style-name="T2">Wizards form a powerful bond with an object or a creature. This bond can take one of two forms: a familiar or a bonded object.</text:span><text:line-break/><text:span text:style-name="T1">Scribe Scroll</text:span><text:span text:style-name="T4"> </text:span></text:p>
      <text:p text:style-name="P3">MAGIC ITEMS (max value 390)</text:p>
      <text:p text:style-name="P2"><text:span text:style-name="T2"/></text:p>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pan text:style-name="T6"/></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inherit" svg:font-family="inherit"/>
    <style:font-face style:name="verdana" svg:font-family="verdana"/>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olan Roth</meta:initial-creator>
    <meta:creation-date>2015-08-17T15:17:21.07</meta:creation-date>
    <meta:document-statistic meta:table-count="0" meta:image-count="0" meta:object-count="0" meta:page-count="3" meta:paragraph-count="12" meta:word-count="650" meta:character-count="3750"/>
    <dc:date>2015-08-17T15:51:08.68</dc:date>
    <dc:creator>Nolan Roth</dc:creator>
    <meta:editing-duration>PT18M37S</meta:editing-duration>
    <meta:editing-cycles>1</meta:editing-cycles>
    <meta:generator>OpenOffice/4.1.1$Win32 OpenOffice.org_project/411m6$Build-9775</meta:generator>
  </office:meta>
</office:document-meta>
</file>